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S Gothic Western" svg:font-family="'MS Gothic Western', '‚l‚r ƒSƒVƒbƒN'" style:font-family-generic="modern" style:font-pitch="fixed"/>
    <style:font-face style:name="MS Gothic" svg:font-family="'MS Gothic', 'ＭＳ ゴシック'" style:font-family-generic="modern" style:font-pitch="fixed"/>
    <style:font-face style:name="Arial Bold" svg:font-family="'Arial Bold', Arial"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
      <style:paragraph-properties style:writing-mode="lr-tb"/>
      <style:text-properties style:font-name="Arial" fo:language="es" fo:country="MX" style:font-name-asian="Arial" style:font-name-complex="Arial"/>
    </style:style>
    <style:style style:name="P2" style:family="paragraph" style:parent-style-name="Standard" style:list-style-name="">
      <style:paragraph-properties style:text-autospace="none" style:writing-mode="lr-tb"/>
      <style:text-properties style:font-name="Arial" fo:language="es" fo:country="MX" style:font-name-asian="Arial" style:font-name-complex="Arial"/>
    </style:style>
    <style:style style:name="P3" style:family="paragraph" style:parent-style-name="Standard" style:list-style-nam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s" fo:country="MX" style:font-name-asian="Arial" style:font-name-complex="Arial"/>
    </style:style>
    <style:style style:name="P4" style:family="paragraph" style:parent-style-name="Standard" style:list-style-nam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s" fo:country="MX"/>
    </style:style>
    <style:style style:name="P5" style:family="paragraph" style:parent-style-name="Standard" style:list-style-nam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Bold" fo:font-size="14pt" fo:language="es" fo:country="MX" fo:font-weight="bold" style:font-name-asian="Arial Bold" style:font-size-asian="14pt" style:font-weight-asian="bold" style:font-name-complex="Arial Bold" style:font-size-complex="14pt" style:font-weight-complex="bold"/>
    </style:style>
    <style:style style:name="P6" style:family="paragraph" style:parent-style-name="Standard" style:list-style-nam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list-style-name="">
      <style:paragraph-properties fo:margin-left="1cm" fo:margin-right="0cm" fo:text-indent="0cm" style:auto-text-indent="false" style:text-autospace="none" style:writing-mode="lr-tb">
        <style:tab-stops>
          <style:tab-stop style:position="-0.012cm"/>
          <style:tab-stop style:position="0.975cm"/>
          <style:tab-stop style:position="1.963cm"/>
          <style:tab-stop style:position="2.951cm"/>
          <style:tab-stop style:position="3.939cm"/>
          <style:tab-stop style:position="4.927cm"/>
          <style:tab-stop style:position="5.914cm"/>
          <style:tab-stop style:position="6.902cm"/>
          <style:tab-stop style:position="7.89cm"/>
          <style:tab-stop style:position="8.878cm"/>
          <style:tab-stop style:position="9.865cm"/>
          <style:tab-stop style:position="10.853cm"/>
        </style:tab-stops>
      </style:paragraph-properties>
      <style:text-properties fo:color="#595959" style:font-name="Arial" fo:language="es" fo:country="MX" style:font-name-asian="Arial" style:font-name-complex="Arial"/>
    </style:style>
    <style:style style:name="P8" style:family="paragraph" style:parent-style-name="Standard" style:list-style-name="">
      <style:paragraph-properties fo:margin-top="0.423cm" fo:margin-bottom="0.106cm" style:text-autospace="none" style:writing-mode="lr-tb"/>
      <style:text-properties style:font-name="Arial Bold" fo:font-size="14pt" fo:language="es" fo:country="MX" fo:font-weight="bold" style:font-name-asian="Arial Bold" style:font-size-asian="14pt" style:font-weight-asian="bold" style:font-name-complex="Arial Bold" style:font-size-complex="14pt" style:font-weight-complex="bold"/>
    </style:style>
    <style:style style:name="P9" style:family="paragraph" style:parent-style-name="heading_20_1" style:list-style-name="">
      <style:paragraph-properties fo:text-align="end" style:justify-single-word="false" fo:break-before="column" style:writing-mode="lr-tb"/>
      <style:text-properties fo:language="es" fo:country="MX" style:font-name-complex="Times New Roman"/>
    </style:style>
    <style:style style:name="P10" style:family="paragraph" style:parent-style-name="heading_20_1" style:list-style-name="" style:master-page-name="Standard">
      <style:paragraph-properties style:page-number="auto" style:writing-mode="lr-tb"/>
      <style:text-properties style:font-name="Arial Bold" fo:language="es" fo:country="MX" fo:font-weight="normal" style:font-name-asian="Arial Bold" style:font-weight-asian="normal" style:font-name-complex="Arial Bold" style:font-weight-complex="normal"/>
    </style:style>
    <style:style style:name="P11" style:family="paragraph" style:parent-style-name="heading_20_2" style:list-style-name="">
      <style:paragraph-properties style:writing-mode="lr-tb"/>
      <style:text-properties fo:language="es" fo:country="MX" style:text-underline-style="solid" style:text-underline-width="auto" style:text-underline-color="font-color" style:font-name-complex="Times New Roman"/>
    </style:style>
    <style:style style:name="P12" style:family="paragraph" style:parent-style-name="footer" style:list-style-name="">
      <style:paragraph-properties style:writing-mode="lr-tb"/>
    </style:style>
    <style:style style:name="P13" style:family="paragraph" style:parent-style-name="header" style:list-style-name="">
      <style:paragraph-properties style:writing-mode="lr-tb"/>
    </style:style>
    <style:style style:name="T1" style:family="text">
      <style:text-properties style:font-name="Arial Bold" fo:font-size="14pt" fo:font-weight="bold" style:font-name-asian="Arial Bold" style:font-size-asian="14pt" style:font-weight-asian="bold" style:font-name-complex="Arial Bold" style:font-size-complex="14pt" style:font-weight-complex="bold"/>
    </style:style>
    <style:style style:name="T2" style:family="text">
      <style:text-properties style:font-name="Arial Bold" fo:font-weight="bold" style:font-name-asian="Arial Bold" style:font-weight-asian="bold" style:font-name-complex="Arial Bold" style:font-weight-complex="bold"/>
    </style:style>
    <style:style style:name="T3" style:family="text">
      <style:text-properties fo:font-style="italic" style:font-style-asian="italic" style:font-style-complex="italic"/>
    </style:style>
    <style:style style:name="T4" style:family="text">
      <style:text-properties fo:color="#808080" fo:font-size="10pt" style:font-size-asian="10pt" style:font-size-complex="10pt"/>
    </style:style>
    <style:style style:name="T5" style:family="text">
      <style:text-properties fo:color="#808080" style:font-name="Arial" fo:font-size="10pt" fo:language="es" fo:country="MX" style:font-name-asian="Arial" style:font-size-asian="10pt" style:font-name-complex="Arial" style:font-size-complex="10pt"/>
    </style:style>
    <style:style style:name="T6" style:family="text">
      <style:text-properties fo:color="#808080" style:font-name="Arial" fo:font-size="10pt" style:font-name-asian="Arial" style:font-size-asian="10pt" style:font-name-complex="Arial" style:font-size-complex="10pt"/>
    </style:style>
    <style:style style:name="T7" style:family="text">
      <style:text-properties fo:color="#000000" style:font-name="Arial" fo:language="es" fo:country="MX" style:font-name-asian="Arial" style:font-name-complex="Arial"/>
    </style:style>
    <style:style style:name="T8" style:family="text">
      <style:text-properties style:font-name="Arial" fo:language="es" fo:country="MX" style:font-name-asian="Arial" style:font-name-complex="Arial"/>
    </style:style>
    <style:style style:name="T9" style:family="text">
      <style:text-properties style:font-name="Arial" style:font-name-asian="Arial" style:font-name-complex="Arial"/>
    </style:style>
    <style:style style:name="T10" style:family="text">
      <style:text-properties style:font-name="MS Gothic Western" fo:language="es" fo:country="MX" style:font-name-asian="MS Gothic" style:font-name-complex="MS Gothic Western"/>
    </style:style>
    <style:style style:name="T11" style:family="text">
      <style:text-properties style:font-name="MS Gothic Western" style:font-name-asian="MS Gothic" style:font-name-complex="MS Gothic Western"/>
    </style:style>
    <style:style style:name="Sect1" style:family="section">
      <style:section-properties style:writing-mode="lr-tb" style:editable="false">
        <style:columns fo:column-count="2">
          <style:column style:rel-width="4153*" fo:start-indent="0cm" fo:end-indent="0.635cm"/>
          <style:column style:rel-width="4153*"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h text:style-name="P10" text:outline-level="1">La hoja de trabajo</text:h>
        <text:h text:style-name="P9" text:outline-level="1"/>
      </text:section>
      <text:section text:style-name="Sect2" text:name="Sección2">
        <text:p text:style-name="P1"/>
        <text:p text:style-name="P3">Siempre es fácil hacer algo simple complicado (solo mire cualquier videograbadora común y corriente), pero lleva mucho tiempo hacer algo complejo parecer simple. Afortunadamente es en lo que nos especializamos. </text:p>
        <text:p text:style-name="P3"/>
        <text:p text:style-name="P3">Hemos conjuntado esta hoja de trabajo para ayudarle a capturar su visión del proyecto. Piense en este documento como un plan de negocios para su sitio web. Mientras más información nos entregue, seremos más capaces de ayudarle. Responda cada pregunta en una forma clara y concisa, y omita cualquier pregunta que no pertenezca a su proyecto.</text:p>
        <text:p text:style-name="P3"><text:s/></text:p>
        <text:p text:style-name="P3">Debido a que cada miembro de su equipo puede tener una visión diferente del proyecto, le recomendamos completar esta hoja de trabajo en grupo. De esa forma no perderemos ninguna opinión que sea importante. Una vez que esté satisfecho con la información y que crea que describe claramente su proyecto, envíe una copia a nuestro correo (sistema13@sistema13.com) y trabajaremos en la solución correcta para usted.</text:p>
        <text:p text:style-name="P3"/>
        <text:p text:style-name="P5">Acerca de usted.</text:p>
        <text:p text:style-name="P3"/>
        <text:p text:style-name="P3">Cuál es el nombre de su compañía y del sitio web en cuestión?</text:p>
        <text:p text:style-name="P7"/>
        <text:p text:style-name="P7"/>
        <text:p text:style-name="P7"/>
        <text:p text:style-name="P7"/>
        <text:p text:style-name="P3">Describa su compañía….</text:p>
        <text:p text:style-name="P7"/>
        <text:p text:style-name="P7"/>
        <text:p text:style-name="P7"/>
        <text:p text:style-name="P7"/>
        <text:p text:style-name="P7"/>
        <text:p text:style-name="P7"/>
        <text:p text:style-name="P3">Describa el concepto / producto / servicio que su sitio proveerá...</text:p>
        <text:p text:style-name="P7"/>
        <text:p text:style-name="P7"/>
        <text:p text:style-name="P7"/>
        <text:p text:style-name="P7"/>
        <text:p text:style-name="P7"/>
        <text:p text:style-name="P7"/>
        <text:p text:style-name="P3">Nos gusta mantener nuestra libreta de contactos actualizada. Quiénes son los contactos principales para este proyecto y cuales son su roles en el mismo?</text:p>
        <text:p text:style-name="P7"/>
        <text:p text:style-name="P7"/>
        <text:p text:style-name="P7"/>
        <text:p text:style-name="P7"/>
        <text:p text:style-name="P7"/>
        <text:p text:style-name="P7"/>
        <text:p text:style-name="P7"><text:soft-page-break/></text:p>
        <text:p text:style-name="P7"/>
        <text:p text:style-name="P3">Cuando desearía empezar el proyecto (Lo sentimos, hoy mismo nos es imposible! ;) )?</text:p>
        <text:p text:style-name="P7"/>
        <text:p text:style-name="P7"/>
        <text:p text:style-name="P7"/>
        <text:p text:style-name="P7"/>
        <text:p text:style-name="P3">Cuando necesita tener listo el sitio completo ( “<text:span text:style-name="T3">Para ayer</text:span>” definitivamente no es una respuesta)?</text:p>
        <text:p text:style-name="P7"/>
        <text:p text:style-name="P7"/>
        <text:p text:style-name="P7"/>
        <text:p text:style-name="P7"/>
        <text:p text:style-name="Standard"><text:span text:style-name="T8">Existe alguna razón específica para estas fechas?</text:span></text:p>
        <text:p text:style-name="P3"><text:span text:style-name="T4">(ej, exposición o evento, lanzamiento de producto, antes que el jefe reclame?)</text:span></text:p>
        <text:p text:style-name="P7"/>
        <text:p text:style-name="P7"/>
        <text:p text:style-name="P7"/>
        <text:p text:style-name="P6"><text:span text:style-name="hps"><text:span text:style-name="T7">Su</text:span></text:span><text:span text:style-name="apple-converted-space"><text:span text:style-name="T7"> </text:span></text:span><text:span text:style-name="hps"><text:span text:style-name="T7">presupuesto</text:span></text:span><text:span text:style-name="apple-converted-space"><text:span text:style-name="T7"> </text:span></text:span><text:span text:style-name="hps"><text:span text:style-name="T7">dicta</text:span></text:span><text:span text:style-name="apple-converted-space"><text:span text:style-name="T7"> </text:span></text:span><text:span text:style-name="hps"><text:span text:style-name="T7">la cantidad</text:span></text:span><text:span text:style-name="apple-converted-space"><text:span text:style-name="T7"> </text:span></text:span><text:span text:style-name="hps"><text:span text:style-name="T7">de tiempo</text:span></text:span><text:span text:style-name="apple-converted-space"><text:span text:style-name="T7"> </text:span></text:span><text:span text:style-name="hps"><text:span text:style-name="T7">que</text:span></text:span><text:span text:style-name="apple-converted-space"><text:span text:style-name="T7"> </text:span></text:span><text:span text:style-name="hps"><text:span text:style-name="T7">pueden dedicar</text:span></text:span><text:span text:style-name="apple-converted-space"><text:span text:style-name="T7"> </text:span></text:span><text:span text:style-name="hps"><text:span text:style-name="T7">a</text:span></text:span><text:span text:style-name="apple-converted-space"><text:span text:style-name="T7"> </text:span></text:span><text:span text:style-name="hps"><text:span text:style-name="T7">su</text:span></text:span><text:span text:style-name="apple-converted-space"><text:span text:style-name="T7"> </text:span></text:span><text:span text:style-name="hps"><text:span text:style-name="T7">sitio web</text:span></text:span><text:span text:style-name="T8">. Cuánto quiere gastar para alcanzar su objetivo?</text:span><text:span text:style-name="T10"> </text:span><text:span text:style-name="T5">(ej, Menos de $10K, $10-20k, $30-40k, $50k+)</text:span></text:p>
        <text:p text:style-name="P7"/>
        <text:p text:style-name="P7"/>
        <text:p text:style-name="P7"/>
        <text:p text:style-name="P7"/>
        <text:p text:style-name="P4"><text:span text:style-name="T1">Que es lo que intenta hacer?</text:span></text:p>
        <text:p text:style-name="P3"/>
        <text:p text:style-name="P4"><text:span text:style-name="T9">Díganos sus principales razones por las que encarga un nuevo sitio web...</text:span></text:p>
        <text:p text:style-name="P7"/>
        <text:p text:style-name="P7"/>
        <text:p text:style-name="P7"/>
        <text:p text:style-name="P7"/>
        <text:p text:style-name="P7"/>
        <text:p text:style-name="P7"/>
        <text:p text:style-name="P4"><text:span text:style-name="T9">En orden de importancia (la más importante primero) cuáles son los objetivos de negocio para su sitio?</text:span><text:span text:style-name="T11"> </text:span><text:span text:style-name="T6">(ej, mejorar la tasa de ventas, incrementar la satisfacción del cliente, reducir el tiempo de búsqueda)</text:span></text:p>
        <text:p text:style-name="P7"/>
        <text:p text:style-name="P7"/>
        <text:p text:style-name="P7"/>
        <text:p text:style-name="P7"/>
        <text:p text:style-name="P7"/>
        <text:p text:style-name="P7"/>
        <text:p text:style-name="P7"/>
        <text:p text:style-name="P4"><text:span text:style-name="T9">Cómo medirá el éxito del proyecto y cuánto está esperando obtener?</text:span><text:span text:style-name="T11"> </text:span><text:span text:style-name="T6">(ej, un aumento en ventas de un 20%)</text:span></text:p>
        <text:p text:style-name="P7"/>
        <text:p text:style-name="P7"/>
        <text:p text:style-name="P7"/>
        <text:p text:style-name="P7"/>
        <text:p text:style-name="P7"/>
        <text:p text:style-name="P7"><text:soft-page-break/></text:p>
        <text:p text:style-name="P3">Qué aspectos de su sitio actual funcionan bien?</text:p>
        <text:p text:style-name="P7"/>
        <text:p text:style-name="P7"/>
        <text:p text:style-name="P7"/>
        <text:p text:style-name="P7"/>
        <text:p text:style-name="P7"/>
        <text:p text:style-name="P7"/>
        <text:p text:style-name="P7"/>
        <text:p text:style-name="P7"/>
        <text:p text:style-name="P3">Por qué funcionan bien?</text:p>
        <text:p text:style-name="P7"/>
        <text:p text:style-name="P7"/>
        <text:p text:style-name="P7"/>
        <text:p text:style-name="P7"/>
        <text:p text:style-name="P7"/>
        <text:p text:style-name="P7"/>
        <text:p text:style-name="P7"/>
        <text:p text:style-name="P7"/>
        <text:p text:style-name="P7"/>
        <text:p text:style-name="P3">Qué es lo que no está bien?</text:p>
        <text:p text:style-name="P7"/>
        <text:p text:style-name="P7"/>
        <text:p text:style-name="P7"/>
        <text:p text:style-name="P7"/>
        <text:p text:style-name="P7"/>
        <text:p text:style-name="P7"/>
        <text:p text:style-name="P7"/>
        <text:p text:style-name="P7"/>
        <text:p text:style-name="P3">Por qué cree que no están bien?</text:p>
        <text:p text:style-name="P7"/>
        <text:p text:style-name="P7"/>
        <text:p text:style-name="P7"/>
        <text:p text:style-name="P7"/>
        <text:p text:style-name="P7"/>
        <text:p text:style-name="P7"/>
        <text:p text:style-name="P7"/>
        <text:p text:style-name="P7"/>
        <text:p text:style-name="P4"><text:span text:style-name="T1">Para quién lo está haciendo?</text:span></text:p>
        <text:p text:style-name="P3"/>
        <text:p text:style-name="P4"><text:span text:style-name="T9">Quién visita su sitio? Describa los diferentes tipos de visitantes de su sitio con el mayor detalle posible. </text:span></text:p>
        <text:p text:style-name="P7"/>
        <text:p text:style-name="P7"/>
        <text:p text:style-name="P7"/>
        <text:p text:style-name="P7"/>
        <text:p text:style-name="P7"/>
        <text:p text:style-name="P7"/>
        <text:p text:style-name="P7"/>
        <text:p text:style-name="P3">Cómo cree que su audiencia objetivo percibe actualmente a su compañía y los servicios que ofrece?</text:p>
        <text:p text:style-name="P7"/>
        <text:p text:style-name="P7"><text:soft-page-break/></text:p>
        <text:p text:style-name="P7"/>
        <text:p text:style-name="P7"/>
        <text:p text:style-name="P7"/>
        <text:p text:style-name="P7"/>
        <text:p text:style-name="P7"/>
        <text:p text:style-name="P3">Cómo utilizan las personas el tipo de servicio que ofrece?</text:p>
        <text:p text:style-name="P7"/>
        <text:p text:style-name="P7"/>
        <text:p text:style-name="P7"/>
        <text:p text:style-name="P7"/>
        <text:p text:style-name="P7"/>
        <text:p text:style-name="P7"/>
        <text:p text:style-name="P7"/>
        <text:p text:style-name="P7"/>
        <text:p text:style-name="P3">Por qué las personas eligen su sitio en vez de otro?</text:p>
        <text:p text:style-name="P7"/>
        <text:p text:style-name="P7"/>
        <text:p text:style-name="P7"/>
        <text:p text:style-name="P7"/>
        <text:p text:style-name="P7"/>
        <text:p text:style-name="P7"/>
        <text:p text:style-name="P7"/>
        <text:p text:style-name="P7"/>
        <text:p text:style-name="P7"/>
        <text:p text:style-name="P3">Para qué imagina que las personas utilizan su sitio? Qué es lo que necesitan hacer en él?</text:p>
        <text:p text:style-name="P7"/>
        <text:p text:style-name="P7"/>
        <text:p text:style-name="P7"/>
        <text:p text:style-name="P7"/>
        <text:p text:style-name="P7"/>
        <text:p text:style-name="P7"/>
        <text:p text:style-name="P7"/>
        <text:p text:style-name="P7"/>
        <text:p text:style-name="P3">Describa algunas ideas de características que tiene en mente para su sitio.</text:p>
        <text:p text:style-name="P7"/>
        <text:p text:style-name="P7"/>
        <text:p text:style-name="P7"/>
        <text:p text:style-name="P7"/>
        <text:p text:style-name="P7"/>
        <text:p text:style-name="P7"/>
        <text:p text:style-name="P7"/>
        <text:p text:style-name="P7"/>
        <text:p text:style-name="P3"/>
        <text:p text:style-name="P3">Cómo piensa que estas características ayudan a sus objetivos de negocios y los objetivos del usuario?</text:p>
        <text:p text:style-name="P7"/>
        <text:p text:style-name="P7"/>
        <text:p text:style-name="P7"/>
        <text:p text:style-name="P7"/>
        <text:p text:style-name="P7"/>
        <text:p text:style-name="P7"><text:soft-page-break/></text:p>
        <text:p text:style-name="P5">Concepto de diseño</text:p>
        <text:p text:style-name="P3"/>
        <text:p text:style-name="P2">Las personas están llegando a su nuevo sitio por primera vez. Qué quiere que sientan ellos acerca de su compañía?</text:p>
        <text:p text:style-name="P7"/>
        <text:p text:style-name="P7"/>
        <text:p text:style-name="P7"/>
        <text:p text:style-name="P7"/>
        <text:p text:style-name="P7"/>
        <text:p text:style-name="P7"/>
        <text:p text:style-name="P7"/>
        <text:p text:style-name="P7"/>
        <text:p text:style-name="P7"/>
        <text:p text:style-name="P7"/>
        <text:p text:style-name="P2">Díganos algo acerca de su competencia. Quienes son los que corren y quienes cabalgan en su campo? </text:p>
        <text:p text:style-name="P7"/>
        <text:p text:style-name="P7"/>
        <text:p text:style-name="P7"/>
        <text:p text:style-name="P7"/>
        <text:p text:style-name="P7"/>
        <text:p text:style-name="P7"/>
        <text:p text:style-name="P7"/>
        <text:p text:style-name="P7"/>
        <text:p text:style-name="P7"/>
        <text:p text:style-name="P7"/>
        <text:p text:style-name="P2">Cuáles son las direcciones de los sitios web de su competenc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Qué es lo que funciona en ellos? Qué es lo que no?</text:p>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Dejando a su competencia a un lado, recientemente ha visitado sitios que le han gustado visualmente? Qué es lo que le ha gustado de ellos?</text:p>
        <text:p text:style-name="P2"><text:span text:style-name="T4">(si no encuentra ningún sitio puede visitar las páginas cssdrive.com o unmatchedstyle.com para ver un catálogo de sitios con buenos diseños)</text:span></text:p>
        <text:p text:style-name="P7"/>
        <text:p text:style-name="P7"/>
        <text:p text:style-name="P7"/>
        <text:p text:style-name="P7"/>
        <text:p text:style-name="P7"/>
        <text:p text:style-name="P7"/>
        <text:p text:style-name="P7"/>
        <text:p text:style-name="P7"/>
        <text:p text:style-name="P7"/>
        <text:p text:style-name="P7"/>
        <text:p text:style-name="P2">Hablemos brevemente del contenido. Aparte de las características que mencionamos arriba, qué otra cosa quiere que su sitio haga?</text:p>
        <text:p text:style-name="P7"/>
        <text:p text:style-name="P7"/>
        <text:p text:style-name="P7"/>
        <text:p text:style-name="P7"/>
        <text:p text:style-name="P7"/>
        <text:p text:style-name="P7"/>
        <text:p text:style-name="P7"/>
        <text:p text:style-name="P7"/>
        <text:p text:style-name="P7"/>
        <text:p text:style-name="P7"/>
        <text:p text:style-name="P7"/>
        <text:p text:style-name="P2">Acerca del administrador de contenido, qué características quiere que tenga?</text:p>
        <text:p text:style-name="P2"><text:span text:style-name="T4">(ej, noticias actualizables, múltiples autores, múltiples administradores, control de inventarios, moderación de usuarios)</text:span></text:p>
        <text:p text:style-name="P7"/>
        <text:p text:style-name="P7"/>
        <text:p text:style-name="P7"/>
        <text:p text:style-name="P7"/>
        <text:p text:style-name="P7"/>
        <text:p text:style-name="P7"/>
        <text:p text:style-name="P7"/>
        <text:p text:style-name="P7"/>
        <text:p text:style-name="P2">Ha pensado en algún conjunto de colores que le agraden para su sitio?</text:p>
        <text:p text:style-name="P7"/>
        <text:p text:style-name="P7"/>
        <text:p text:style-name="P8"/>
        <text:p text:style-name="P8"/>
        <text:p text:style-name="P8"/>
        <text:p text:style-name="P8"/>
        <text:p text:style-name="P8"/>
        <text:p text:style-name="P8"><text:soft-page-break/></text:p>
        <text:p text:style-name="P8">Comentarios Adicionales</text:p>
        <text:p text:style-name="P2">Intentamos mantener esta hoja de trabajo lo más general posible, pero cada proyecto es único. En esta sección tiene la oportunidad de agregar cualquier información extra que piense que sea de ayuda.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h text:style-name="P1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S Gothic Western" svg:font-family="'MS Gothic Western', '‚l‚r ƒSƒVƒbƒN'" style:font-family-generic="modern" style:font-pitch="fixed"/>
    <style:font-face style:name="MS Gothic" svg:font-family="'MS Gothic', 'ＭＳ ゴシック'" style:font-family-generic="modern" style:font-pitch="fixed"/>
    <style:font-face style:name="Arial Bold" svg:font-family="'Arial Bold', Arial"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MX" style:letter-kerning="true" style:font-size-asian="10.5pt" style:language-asian="es" style:country-asian="MX" style:font-size-complex="12pt" style:language-complex="es" style:country-complex="MX"/>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MX" style:letter-kerning="true" style:font-name-asian="Times New Roman" style:font-size-asian="10.5pt" style:language-asian="es" style:country-asian="MX" style:font-name-complex="Times New Roman" style:font-size-complex="12pt" style:language-complex="es" style:country-complex="MX"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GB" style:font-size-asian="12pt" style:language-asian="en" style:country-asian="US"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list-style-name="">
      <style:paragraph-properties fo:margin-top="0.423cm" fo:margin-bottom="0.106cm"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style style:name="Balloon_20_Text" style:display-name="Balloon Text" style:family="paragraph" style:parent-style-name="Standard">
      <style:text-properties style:font-name="Lucida Grande" fo:font-size="9pt" style:font-name-asian="Lucida Grande" style:font-size-asian="9pt" style:font-name-complex="Lucida Grande" style:font-size-complex="9pt"/>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libri" fo:font-size="16pt" fo:language="en" fo:country="GB" fo:font-weight="bold" style:letter-kerning="true" style:font-name-asian="Times New Roman" style:font-size-asian="16pt" style:language-asian="en" style:country-asian="US" style:font-weight-asian="bold" style:font-name-complex="Calibri" style:font-size-complex="16pt" style:font-weight-complex="bold"/>
    </style:style>
    <style:style style:name="Título_20_2_20_Car" style:display-name="Título 2 Car" style:family="text" style:parent-style-name="Default_20_Paragraph_20_Font">
      <style:text-properties style:font-name="Calibri" fo:font-size="14pt" fo:language="en" fo:country="GB" fo:font-style="italic" fo:font-weight="bold" style:font-name-asian="Times New Roman" style:font-size-asian="14pt" style:language-asian="en" style:country-asian="US" style:font-style-asian="italic" style:font-weight-asian="bold" style:font-name-complex="Calibri" style:font-size-complex="14pt" style:font-style-complex="italic" style:font-weight-complex="bold"/>
    </style:style>
    <style:style style:name="annotation_20_reference" style:display-name="annotation reference" style:family="text" style:parent-style-name="Default_20_Paragraph_20_Font">
      <style:text-properties fo:font-size="9pt" style:font-size-asian="9pt" style:font-name-complex="Times New Roman" style:font-size-complex="9pt"/>
    </style:style>
    <style:style style:name="Texto_20_comentario_20_Car" style:display-name="Texto comentario Car" style:family="text" style:parent-style-name="Default_20_Paragraph_20_Font">
      <style:text-properties fo:language="en" fo:country="GB" style:language-asian="en" style:country-asian="US" style:font-name-complex="Times New Roman"/>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fo:language="en" fo:country="GB" style:font-name-asian="Tahoma" style:font-size-asian="8pt" style:language-asian="en" style:country-asian="US"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Encabezado_20_Car" style:display-name="Encabezado Car" style:family="text" style:parent-style-name="Default_20_Paragraph_20_Font">
      <style:text-properties fo:font-size="12pt" fo:language="en" fo:country="GB" style:font-size-asian="12pt" style:language-asian="en" style:country-asian="US" style:font-name-complex="Times New Roman" style:font-size-complex="12pt"/>
    </style:style>
    <style:style style:name="Pie_20_de_20_página_20_Car" style:display-name="Pie de página Car" style:family="text" style:parent-style-name="Default_20_Paragraph_20_Font">
      <style:text-properties fo:font-size="12pt" fo:language="en" fo:country="GB" style:font-size-asian="12pt" style:language-asian="en" style:country-asian="US" style:font-name-complex="Times New Roman" style:font-size-complex="12pt"/>
    </style:style>
    <style:style style:name="apple-style-span" style:family="text"/>
    <style:style style:name="hps" style:family="text"/>
    <style:style style:name="apple-converted-spa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style:writing-mode="lr-tb"/>
    </style:style>
    <style:style style:name="MP2" style:family="paragraph" style:parent-style-name="footer" style:list-style-name="">
      <style:paragraph-properties style:writing-mode="lr-tb"/>
    </style:style>
    <style:page-layout style:name="Mpm1">
      <style:page-layout-properties fo:page-width="20.99cm" fo:page-height="29.704cm" style:num-format="1" style:print-orientation="portrait" fo:margin-top="1.251cm" fo:margin-bottom="1.25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1.289cm" fo:margin-top="1.19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a hoja de trabajo del cliente</dc:title>
    <meta:initial-creator>sistema13</meta:initial-creator>
    <dc:creator>Alejandro Montiel</dc:creator>
    <meta:creation-date>2011-02-14T21:04:00</meta:creation-date>
    <dc:date>2011-12-21T23:51:38</dc:date>
    <meta:document-statistic meta:table-count="0" meta:image-count="0" meta:object-count="0" meta:page-count="7" meta:paragraph-count="44" meta:word-count="684" meta:character-count="4159"/>
    <meta:generator>LibreOffice/3.3$Unix LibreOffice_project/330m19$Build-401</meta:generator>
  </office:meta>
</office:document-meta>
</file>